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4017" officeooo:paragraph-rsid="001c4017"/>
    </style:style>
    <style:style style:name="P3" style:family="paragraph" style:parent-style-name="Table_20_Contents">
      <style:text-properties officeooo:rsid="00251d27" officeooo:paragraph-rsid="00205a95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text-properties officeooo:paragraph-rsid="001c4017"/>
    </style:style>
    <style:style style:name="P6" style:family="paragraph" style:parent-style-name="Standard">
      <style:text-properties officeooo:paragraph-rsid="001d299a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c4017" officeooo:paragraph-rsid="00224022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Azione_20_attore">
      <style:text-properties officeooo:rsid="001c4017" officeooo:paragraph-rsid="001c4017"/>
    </style:style>
    <style:style style:name="P10" style:family="paragraph" style:parent-style-name="Azione_20_sistema">
      <style:text-properties officeooo:rsid="001c4017" officeooo:paragraph-rsid="001c4017"/>
    </style:style>
    <style:style style:name="T1" style:family="text">
      <style:text-properties officeooo:rsid="001d299a"/>
    </style:style>
    <style:style style:name="T2" style:family="text">
      <style:text-properties officeooo:rsid="00224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forum e viene riconosciuto come <text:span text:style-name="T1">Utente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77783" text:style-name="Numerazione_20_UC">
              <text:list-item text:start-value="1">
                <text:p text:style-name="P9">L'utente apre una sezione del forum</text:p>
                <text:p text:style-name="P10"/>
              </text:list-item>
              <text:list-item>
                <text:p text:style-name="P10">Il sistema genera la pagina richiesta (include Visualizza Lista Argomenti)</text:p>
                <text:p text:style-name="P9"/>
              </text:list-item>
              <text:list-item>
                <text:p text:style-name="P9">L'utente seleziona un argomento </text:p>
                <text:p text:style-name="P10"/>
              </text:list-item>
              <text:list-item>
                <text:p text:style-name="P10">Il sistema genera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legge correttamente l'argomento richiesto</text:p>
            <text:p text:style-name="P2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non dovrà richidere piu' di 5 secondi</text:p>
          </table:table-cell>
        </table:table-row>
      </table:table>
      <text:p text:style-name="P7"/>
      <text:p text:style-name="P8"><text:span text:style-name="T2">UC_H_7_Visualizzazione_Argomento: </text:span>Visualizzazione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0D</meta:editing-duration>
    <meta:editing-cycles>6</meta:editing-cycles>
    <meta:generator>LibreOffice/3.6$Windows_x86 LibreOffice_project/da8c1e6-fd468f4-454e206-f42a4a9-143cfd</meta:generator>
    <dc:date>2012-10-22T23:37:49.52</dc:date>
    <meta:document-statistic meta:table-count="1" meta:image-count="0" meta:object-count="0" meta:page-count="1" meta:paragraph-count="20" meta:word-count="105" meta:character-count="768" meta:non-whitespace-character-count="686"/>
  </office:meta>
</office:document-meta>
</file>